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hyphenation-ladder-count="no-limit" fo:text-indent="0in" style:auto-text-indent="false" fo:background-color="transparent"/>
      <style:text-properties officeooo:paragraph-rsid="000c3e9b" fo:hyphenate="false"/>
    </style:style>
    <style:style style:name="P2" style:family="paragraph" style:parent-style-name="Standard">
      <loext:graphic-properties draw:fill="none"/>
      <style:paragraph-properties fo:margin-left="0in" fo:margin-right="0in" fo:hyphenation-ladder-count="no-limit" fo:text-indent="0in" style:auto-text-indent="false" fo:background-color="transparent"/>
      <style:text-properties officeooo:paragraph-rsid="00173820" fo:hyphenate="false"/>
    </style:style>
    <style:style style:name="P3" style:family="paragraph" style:parent-style-name="Standard" style:master-page-name="MP0">
      <loext:graphic-properties draw:fill="none"/>
      <style:paragraph-properties fo:margin-left="0in" fo:margin-right="0in" fo:hyphenation-ladder-count="no-limit" fo:text-indent="0in" style:auto-text-indent="false" style:page-number="auto" fo:break-before="page" fo:background-color="transparent"/>
      <style:text-properties officeooo:paragraph-rsid="000c3e9b" fo:hyphenate="false"/>
    </style:style>
    <style:style style:name="P4" style:family="paragraph" style:parent-style-name="Standard">
      <loext:graphic-properties draw:fill="none"/>
      <style:paragraph-properties fo:margin-left="0in" fo:margin-right="0in" fo:hyphenation-ladder-count="no-limit" fo:text-indent="0in" style:auto-text-indent="false" fo:background-color="transparent"/>
      <style:text-properties officeooo:paragraph-rsid="000c3e9b" fo:hyphenate="false"/>
    </style:style>
    <style:style style:name="T1" style:family="text">
      <style:text-properties style:font-name="Consolas" fo:font-size="8pt" fo:background-color="#729fcf" loext:char-shading-value="0" style:font-size-asian="8pt" style:font-size-complex="8pt"/>
    </style:style>
    <style:style style:name="T2" style:family="text">
      <style:text-properties style:font-name="Consolas" fo:font-size="8pt" fo:background-color="#77bc65" loext:char-shading-value="0" style:font-size-asian="8pt" style:font-size-complex="8pt"/>
    </style:style>
    <style:style style:name="T3" style:family="text">
      <style:text-properties style:font-name="Consolas" fo:font-size="8pt" fo:background-color="#77bc65" loext:char-shading-value="0" style:font-size-asian="8pt" style:font-size-complex="8pt"/>
    </style:style>
    <style:style style:name="T4" style:family="text">
      <style:text-properties style:font-name="Consolas" fo:font-size="8pt" fo:background-color="#afd095" loext:char-shading-value="0" style:font-size-asian="8pt" style:font-size-complex="8pt"/>
    </style:style>
    <style:style style:name="T5" style:family="text">
      <style:text-properties style:font-name="Consolas" fo:font-size="8pt" fo:background-color="#afd095" loext:char-shading-value="0" style:font-size-asian="8pt" style:font-size-complex="8pt"/>
    </style:style>
    <style:style style:name="T6" style:family="text">
      <style:text-properties style:font-name="Consolas" fo:font-size="8pt" fo:background-color="#dde8cb" loext:char-shading-value="0" style:font-size-asian="8pt" style:font-size-complex="8pt"/>
    </style:style>
    <style:style style:name="T7" style:family="text">
      <style:text-properties style:font-name="Consolas" fo:font-size="8pt" fo:background-color="transparent" loext:char-shading-value="0" style:font-size-asian="8pt" style:font-size-complex="8pt"/>
    </style:style>
    <style:style style:name="T8" style:family="text">
      <style:text-properties style:font-name="Consolas" fo:font-size="8pt" style:font-size-asian="8pt" style:font-size-complex="8pt"/>
    </style:style>
    <style:style style:name="T9" style:family="text">
      <style:text-properties style:font-name="Consolas" fo:font-size="8pt" style:font-size-asian="8pt" style:font-size-complex="8pt" fo:background-color="#ffffff"/>
    </style:style>
    <style:style style:name="T10" style:family="text">
      <style:text-properties style:font-name="Consolas" fo:background-color="transparent" loext:char-shading-value="0"/>
    </style:style>
    <style:style style:name="T11" style:family="text">
      <style:text-properties style:font-name="Consolas" fo:background-color="#afd095" loext:char-shading-value="0"/>
    </style:style>
    <style:style style:name="T12" style:family="text">
      <style:text-properties style:font-name="Consolas" fo:background-color="#77bc65" loext:char-shading-value="0"/>
    </style:style>
    <style:style style:name="T13" style:family="text">
      <style:text-properties style:font-name="Consolas" fo:background-color="#dde8cb" loext:char-shading-value="0"/>
    </style:style>
    <style:style style:name="T14" style:family="text">
      <style:text-properties style:font-name="Consolas" fo:font-size="7pt" fo:background-color="transparent" loext:char-shading-value="0" style:font-size-asian="7pt" style:font-size-complex="7pt"/>
    </style:style>
    <style:style style:name="T15" style:family="text">
      <style:text-properties style:font-name="Consolas" fo:font-size="7pt" fo:background-color="#afd095" loext:char-shading-value="0" style:font-size-asian="7pt" style:font-size-complex="7pt"/>
    </style:style>
    <style:style style:name="T16" style:family="text">
      <style:text-properties style:font-name="Consolas" fo:font-size="7pt" fo:background-color="#77bc65" loext:char-shading-value="0" style:font-size-asian="7pt" style:font-size-complex="7pt"/>
    </style:style>
    <style:style style:name="T17" style:family="text">
      <style:text-properties style:font-name="Consolas" fo:font-size="7pt" fo:background-color="#dde8cb" loext:char-shading-value="0" style:font-size-asian="7pt" style:font-size-complex="7pt"/>
    </style:style>
    <style:style style:name="T18" style:family="text">
      <style:text-properties style:font-name="Consolas" fo:font-size="7.80000019073486pt" fo:background-color="transparent" loext:char-shading-value="0" style:font-size-asian="7.80000019073486pt" style:font-size-complex="7.80000019073486pt"/>
    </style:style>
    <style:style style:name="T19" style:family="text">
      <style:text-properties style:font-name="Consolas" fo:font-size="7.80000019073486pt" fo:background-color="#afd095" loext:char-shading-value="0" style:font-size-asian="7.80000019073486pt" style:font-size-complex="7.80000019073486pt"/>
    </style:style>
    <style:style style:name="T20" style:family="text">
      <style:text-properties style:font-name="Consolas" fo:font-size="7.80000019073486pt" fo:background-color="#77bc65" loext:char-shading-value="0" style:font-size-asian="7.80000019073486pt" style:font-size-complex="7.80000019073486pt"/>
    </style:style>
    <style:style style:name="T21" style:family="text">
      <style:text-properties style:font-name="Consolas" fo:font-size="7.80000019073486pt" fo:background-color="#dde8cb" loext:char-shading-value="0" style:font-size-asian="7.80000019073486pt" style:font-size-complex="7.80000019073486pt"/>
    </style:style>
    <style:style style:name="T22" style:family="text">
      <style:text-properties style:font-name="Consolas" fo:font-size="7.69999980926514pt" fo:background-color="transparent" loext:char-shading-value="0" style:font-size-asian="7.69999980926514pt" style:font-size-complex="7.69999980926514pt"/>
    </style:style>
    <style:style style:name="T23" style:family="text">
      <style:text-properties style:font-name="Consolas" fo:font-size="7.69999980926514pt" fo:background-color="#afd095" loext:char-shading-value="0" style:font-size-asian="7.69999980926514pt" style:font-size-complex="7.69999980926514pt"/>
    </style:style>
    <style:style style:name="T24" style:family="text">
      <style:text-properties style:font-name="Consolas" fo:font-size="7.69999980926514pt" fo:background-color="#77bc65" loext:char-shading-value="0" style:font-size-asian="7.69999980926514pt" style:font-size-complex="7.69999980926514pt"/>
    </style:style>
    <style:style style:name="T25" style:family="text">
      <style:text-properties style:font-name="Consolas" fo:font-size="7.69999980926514pt" fo:background-color="#dde8cb" loext:char-shading-value="0" style:font-size-asian="7.69999980926514pt" style:font-size-complex="7.69999980926514pt"/>
    </style:style>
    <style:style style:name="T26" style:family="text">
      <style:text-properties style:font-name="Consolas" fo:font-size="7.69999980926514pt" style:font-size-asian="7.69999980926514pt" style:font-size-complex="7.69999980926514pt"/>
    </style:style>
    <style:style style:name="T27" style:family="text">
      <style:text-properties style:font-name="Consolas" fo:font-size="7.69999980926514pt" fo:background-color="#729fcf" loext:char-shading-value="0" style:font-size-asian="7.69999980926514pt" style:font-size-complex="7.69999980926514pt"/>
    </style:style>
    <style:style style:name="T28" style:family="text">
      <style:text-properties style:font-name="Consolas" fo:font-size="7.69999980926514pt" fo:background-color="#729fcf" loext:char-shading-value="0" style:font-size-asian="7.69999980926514pt" style:font-size-complex="7.699999809265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Default_20_Paragraph_20_Font"><text:span text:style-name="T28">W E N I G E R <text:s text:c="2"/>H Ä U F I G <text:s text:c="196"/></text:span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>Temporal und Lokal (die Ausnahme) <text:s text:c="196"/></text:span></text:span></text:p>
      <text:p text:style-name="P1"><text:span text:style-name="Default_20_Paragraph_20_Font"><text:span text:style-name="T22">außer <text:s text:c="196"/></text:span></text:span></text:p>
      <text:p text:style-name="P1"><text:span text:style-name="Default_20_Paragraph_20_Font"><text:span text:style-name="T22">- <text:s text:c="2"/>gibt an, dass sich jmd. / etw. nicht mehr innerhalb, <text:s text:c="3"/>Der Kranke ist schon außer Bett. <text:s text:c="196"/></text:span></text:span></text:p>
      <text:p text:style-name="P1"><text:span text:style-name="Default_20_Paragraph_20_Font"><text:span text:style-name="T22"><text:s text:c="6"/>sondern außerhalb einer räumlichen oder <text:s text:c="14"/>Er ist außer der Zeit gekommen. <text:s text:c="196"/></text:span></text:span></text:p>
      <text:p text:style-name="P1"><text:span text:style-name="Default_20_Paragraph_20_Font"><text:span text:style-name="T22"><text:s text:c="8"/>zeitlichen Gegebenheit befindet <text:s text:c="196"/></text:span></text:span></text:p>
      <text:p text:style-name="P1"><text:span text:style-name="Default_20_Paragraph_20_Font"><text:span text:style-name="T22"><text:s text:c="197"/></text:span></text:span></text:p>
      <text:p text:style-name="P1"><text:span text:style-name="Default_20_Paragraph_20_Font"><text:span text:style-name="T24">Temporal <text:s text:c="196"/></text:span></text:span></text:p>
      <text:p text:style-name="P1"><text:span text:style-name="Default_20_Paragraph_20_Font"><text:span text:style-name="T25">außerhalb <text:s text:c="196"/></text:span></text:span></text:p>
      <text:p text:style-name="P1"><text:span text:style-name="Default_20_Paragraph_20_Font"><text:span text:style-name="T25">- <text:s text:c="2"/>nicht in einem bestimmten Zeitraum <text:s/>Man ist nicht verpflichtet, die Uniform außerhalb der Dienstzeit zu tragen. <text:s text:c="196"/></text:span></text:span></text:p>
      <text:p text:style-name="P1"><text:span text:style-name="Default_20_Paragraph_20_Font"><text:span text:style-name="T22">binnen <text:s text:c="196"/></text:span></text:span></text:p>
      <text:p text:style-name="P1"><text:span text:style-name="Default_20_Paragraph_20_Font"><text:span text:style-name="T22">- <text:s text:c="2"/>innerhalb, im Laufe von <text:s text:c="12"/>Binnen vierzehn Tagen ist die Rechnung zu bezahlen. <text:s text:c="196"/></text:span></text:span></text:p>
      <text:p text:style-name="P1"><text:span text:style-name="Default_20_Paragraph_20_Font"><text:span text:style-name="T25">innerhalb <text:s text:c="196"/></text:span></text:span></text:p>
      <text:p text:style-name="P1"><text:span text:style-name="Default_20_Paragraph_20_Font"><text:span text:style-name="T25">- <text:s text:c="2"/>in einem bestimmten Zeitraum <text:s text:c="7"/>Sie müssen innerhalb einer Woche die Rechnung begleichen. <text:s text:c="196"/></text:span></text:span></text:p>
      <text:p text:style-name="P1"><text:span text:style-name="Default_20_Paragraph_20_Font"><text:span text:style-name="T22">per <text:s text:c="196"/></text:span></text:span></text:p>
      <text:p text:style-name="P1"><text:span text:style-name="Default_20_Paragraph_20_Font"><text:span text:style-name="T22">- <text:s text:c="2"/>(bis) zum <text:s text:c="26"/>Die Bezahlung erfolgt per ersten Juni. <text:s text:c="196"/></text:span></text:span></text:p>
      <text:p text:style-name="P1"><text:span text:style-name="Default_20_Paragraph_20_Font"><text:span text:style-name="T25">seit <text:s text:c="196"/></text:span></text:span></text:p>
      <text:p text:style-name="P1"><text:span text:style-name="Default_20_Paragraph_20_Font"><text:span text:style-name="T25">- <text:s text:c="2"/>von einem bestimmten Zeitpunkt, Zeitraum an <text:s text:c="12"/>Seit letztem Frühjahr habe ich ihn nicht mehr gesehen. <text:s text:c="196"/></text:span></text:span></text:p>
      <text:p text:style-name="P1"><text:span text:style-name="Default_20_Paragraph_20_Font"><text:span text:style-name="T25"><text:s text:c="6"/>bis zur Gegenwart des Sprechers andauernd <text:s text:c="196"/></text:span></text:span></text:p>
      <text:p text:style-name="P1"><text:span text:style-name="Default_20_Paragraph_20_Font"><text:span text:style-name="T22">während <text:s text:c="196"/></text:span></text:span></text:p>
      <text:p text:style-name="P1"><text:span text:style-name="Default_20_Paragraph_20_Font"><text:span text:style-name="T22">- <text:s text:c="2"/>bezeichnet eine Zeitdauer, auch einen Zeitpunkt <text:s text:c="8"/>Während des Essens darf man kein Wasser trinken. <text:s text:c="196"/></text:span></text:span></text:p>
      <text:p text:style-name="P1"><text:span text:style-name="Default_20_Paragraph_20_Font"><text:span text:style-name="T22"><text:s text:c="6"/>innerhalb einer Zeitdauer <text:s text:c="196"/></text:span></text:span></text:p>
      <text:p text:style-name="P1"><text:span text:style-name="Default_20_Paragraph_20_Font"><text:span text:style-name="T22"><text:s text:c="197"/></text:span></text:span></text:p>
      <text:p text:style-name="P1"><text:span text:style-name="Default_20_Paragraph_20_Font"><text:span text:style-name="T24">Kausal <text:s text:c="196"/></text:span></text:span></text:p>
      <text:p text:style-name="P1"><text:span text:style-name="Default_20_Paragraph_20_Font"><text:span text:style-name="T25">anlässlich <text:s text:c="196"/></text:span></text:span></text:p>
      <text:p text:style-name="P1"><text:span text:style-name="Default_20_Paragraph_20_Font"><text:span text:style-name="T25">- <text:s text:c="2"/>aus Anlass <text:s text:c="25"/>Anlässlich unserer Verlobung gingen uns viele Glückwünsche zu. <text:s text:c="196"/></text:span></text:span></text:p>
      <text:p text:style-name="P1"><text:span text:style-name="Default_20_Paragraph_20_Font"><text:span text:style-name="T22">dank <text:s text:c="196"/></text:span></text:span></text:p>
      <text:p text:style-name="P1"><text:span text:style-name="Default_20_Paragraph_20_Font"><text:span text:style-name="T22">- <text:s text:c="2"/>aufgrund, durch <text:s text:c="20"/>Dank seines schnellen Handelns konnte Schlimmeres verhindert werden. <text:s text:c="196"/></text:span></text:span></text:p>
      <text:p text:style-name="P1"><text:span text:style-name="Default_20_Paragraph_20_Font"><text:span text:style-name="T25">halber <text:s text:c="196"/></text:span></text:span></text:p>
      <text:p text:style-name="P1"><text:span text:style-name="Default_20_Paragraph_20_Font"><text:span text:style-name="T25">- <text:s text:c="2"/>wegen <text:s text:c="30"/>Gewisser Umstände halber mußte er sein Haus verkaufen. <text:s text:c="196"/></text:span></text:span></text:p>
      <text:p text:style-name="P1"><text:span text:style-name="Default_20_Paragraph_20_Font"><text:span text:style-name="T22">infolge <text:s text:c="196"/></text:span></text:span></text:p>
      <text:p text:style-name="P1"><text:span text:style-name="Default_20_Paragraph_20_Font"><text:span text:style-name="T22">- <text:s text:c="2"/>als Folge, aufgrund von <text:s text:c="12"/>Infolge des starken Schneefalls war der Gebirgspaß nicht passierbar. <text:s text:c="196"/></text:span></text:span></text:p>
      <text:p text:style-name="P1"><text:span text:style-name="Default_20_Paragraph_20_Font"><text:span text:style-name="T25">kraft <text:s text:c="196"/></text:span></text:span></text:p>
      <text:p text:style-name="P1"><text:span text:style-name="Default_20_Paragraph_20_Font"><text:span text:style-name="T25">- <text:s text:c="2"/>aufgrund <text:s text:c="27"/>Kraft seines Amtes war er zu Änderungen berechtigt. <text:s text:c="196"/></text:span></text:span></text:p>
      <text:p text:style-name="P1"><text:span text:style-name="Default_20_Paragraph_20_Font"><text:span text:style-name="T22">mangels <text:s text:c="196"/></text:span></text:span></text:p>
      <text:p text:style-name="P1"><text:span text:style-name="Default_20_Paragraph_20_Font"><text:span text:style-name="T22">- <text:s text:c="2"/>aus Mangel an <text:s text:c="22"/>Mangels eines triftigen Grundes wurde er scharf gerügt. <text:s text:c="196"/></text:span></text:span></text:p>
      <text:p text:style-name="P1"><text:span text:style-name="Default_20_Paragraph_20_Font"><text:span text:style-name="T25">ob <text:s text:c="196"/></text:span></text:span></text:p>
      <text:p text:style-name="P1"><text:span text:style-name="Default_20_Paragraph_20_Font"><text:span text:style-name="T25">- <text:s text:c="2"/>wegen <text:s text:c="30"/>Sie fielen ob ihrer sonderbaren Kleidung auf. <text:s text:c="196"/></text:span></text:span></text:p>
      <text:p text:style-name="P1"><text:span text:style-name="Default_20_Paragraph_20_Font"><text:span text:style-name="T22">wegen <text:s text:c="196"/></text:span></text:span></text:p>
      <text:p text:style-name="P1"><text:span text:style-name="Default_20_Paragraph_20_Font"><text:span text:style-name="T22">- <text:s text:c="2"/>bezeichnet den Grund <text:s text:c="15"/>Wegen des schlechten Wetters blieben wir zu Hause. <text:s text:c="196"/></text:span></text:span></text:p>
      <text:p text:style-name="P1"><text:span text:style-name="Default_20_Paragraph_20_Font"><text:span text:style-name="T25">zuliebe <text:s text:c="196"/></text:span></text:span></text:p>
      <text:p text:style-name="P1"><text:span text:style-name="Default_20_Paragraph_20_Font"><text:span text:style-name="T25">- <text:s text:c="2"/>einer Sache wegen <text:s text:c="18"/>Dieser Aufgabe zuliebe hat sie auf ihr persönliches Glück verzichtet. <text:s text:c="196"/></text:span></text:span></text:p>
      <text:p text:style-name="P1"><text:span text:style-name="Default_20_Paragraph_20_Font"><text:span text:style-name="T22"><text:s text:c="197"/></text:span></text:span></text:p>
      <text:p text:style-name="P1"><text:span text:style-name="Default_20_Paragraph_20_Font"><text:span text:style-name="T24">Modal <text:s text:c="196"/></text:span></text:span></text:p>
      <text:p text:style-name="P1"><text:span text:style-name="Default_20_Paragraph_20_Font"><text:span text:style-name="T25">abzüglich <text:s text:c="196"/></text:span></text:span></text:p>
      <text:p text:style-name="P1"><text:span text:style-name="Default_20_Paragraph_20_Font"><text:span text:style-name="T25">- <text:s text:c="2"/>nach Abzug von, abgerechnet <text:s text:c="8"/>Abzüglich des gewährten Rabatts. <text:s text:c="196"/></text:span></text:span></text:p>
      <text:p text:style-name="P1"><text:span text:style-name="Default_20_Paragraph_20_Font"><text:span text:style-name="T22">angesichts <text:s text:c="196"/></text:span></text:span></text:p>
      <text:p text:style-name="P1"><text:span text:style-name="Default_20_Paragraph_20_Font"><text:span text:style-name="T22">- <text:s text:c="2"/>im Hinblick auf, in Anbetracht <text:s text:c="5"/>Die Börsen werden angesichts der Krise nervös. <text:s text:c="196"/></text:span></text:span></text:p>
      <text:p text:style-name="P1"><text:span text:style-name="Default_20_Paragraph_20_Font"><text:span text:style-name="T25">anstatt / statt <text:s text:c="196"/></text:span></text:span></text:p>
      <text:p text:style-name="P1"><text:span text:style-name="Default_20_Paragraph_20_Font"><text:span text:style-name="T25">- <text:s text:c="2"/>anstelle <text:s text:c="27"/>Statt Worten will ich Taten sehen. <text:s text:c="196"/></text:span></text:span></text:p>
      <text:p text:style-name="P1"><text:span text:style-name="Default_20_Paragraph_20_Font"><text:span text:style-name="T22">ausschließlich <text:s text:c="196"/></text:span></text:span></text:p>
      <text:p text:style-name="P1"><text:span text:style-name="Default_20_Paragraph_20_Font"><text:span text:style-name="T22">- <text:s text:c="2"/>ausgenommen <text:s text:c="24"/>Der Preis versteht sich ausschließlich Verpackung. <text:s text:c="196"/></text:span></text:span></text:p>
      <text:p text:style-name="P1"><text:span text:style-name="Default_20_Paragraph_20_Font"><text:span text:style-name="T25">außer <text:s text:c="196"/></text:span></text:span></text:p>
      <text:p text:style-name="P1"><text:span text:style-name="Default_20_Paragraph_20_Font"><text:span text:style-name="T25">- <text:s text:c="2"/>bezeichnet eine Einschränkung, <text:s text:c="5"/>Außer ihm war niemand zu Hause. <text:s text:c="196"/></text:span></text:span></text:p>
      <text:p text:style-name="P1"><text:span text:style-name="Default_20_Paragraph_20_Font"><text:span text:style-name="T25"><text:s text:c="6"/>eine Ausnahme von etwas, abgesehen von <text:s text:c="196"/></text:span></text:span></text:p>
      <text:p text:style-name="P1"><text:span text:style-name="Default_20_Paragraph_20_Font"><text:span text:style-name="T22">betreffs <text:s text:c="196"/></text:span></text:span></text:p>
      <text:p text:style-name="P1"><text:span text:style-name="Default_20_Paragraph_20_Font"><text:span text:style-name="T22">- <text:s text:c="2"/>bezüglich <text:s text:c="26"/>Betreffs dieser Angelegenheit kann ich Ihnen noch keine neuen Mitteilungen machen. <text:s text:c="196"/></text:span></text:span></text:p>
      <text:p text:style-name="P1"><text:span text:style-name="Default_20_Paragraph_20_Font"><text:span text:style-name="T25">bezüglich <text:s text:c="196"/></text:span></text:span></text:p>
      <text:p text:style-name="P1"><text:span text:style-name="Default_20_Paragraph_20_Font"><text:span text:style-name="T25">- <text:s text:c="2"/>in Bezug auf <text:s text:c="23"/>Bezüglich dieser Fragen herrschen verschiedene Auffassungen. <text:s text:c="196"/></text:span></text:span></text:p>
      <text:p text:style-name="P1"><text:span text:style-name="Default_20_Paragraph_20_Font"><text:span text:style-name="T22">einschließlich <text:s text:c="196"/></text:span></text:span></text:p>
      <text:p text:style-name="P1"><text:span text:style-name="Default_20_Paragraph_20_Font"><text:span text:style-name="T22">- <text:s text:c="2"/>eingeschlossen, mit eingerechnet, <text:s text:c="2"/>Der Preis für die Ware beträgt einschließlich der Verpackung zehn Euro. <text:s text:c="196"/></text:span></text:span></text:p>
      <text:p text:style-name="P1"><text:span text:style-name="Default_20_Paragraph_20_Font"><text:span text:style-name="T22"><text:s text:c="6"/>inklusive <text:s text:c="196"/></text:span></text:span></text:p>
      <text:p text:style-name="P1"><text:span text:style-name="Default_20_Paragraph_20_Font"><text:span text:style-name="T25">entgegen <text:s text:c="196"/></text:span></text:span></text:p>
      <text:p text:style-name="P1"><text:span text:style-name="Default_20_Paragraph_20_Font"><text:span text:style-name="T25">- <text:s text:c="2"/>im Gegensatz <text:s text:c="23"/>Entgegen aller Erwartungen hat sie die Einladung angenommen. <text:s text:c="196"/></text:span></text:span></text:p>
      <text:p text:style-name="P1"><text:span text:style-name="Default_20_Paragraph_20_Font"><text:span text:style-name="T22">exklusive <text:s text:c="196"/></text:span></text:span></text:p>
      <text:p text:style-name="P1"><text:span text:style-name="Default_20_Paragraph_20_Font"><text:span text:style-name="T22">- <text:s text:c="2"/>ausschließlich <text:s text:c="21"/>Der Preis versteht sich exklusive Verpackung. <text:s text:c="196"/></text:span></text:span></text:p>
      <text:p text:style-name="P1"><text:span text:style-name="Default_20_Paragraph_20_Font"><text:span text:style-name="T25">gemäß <text:s text:c="196"/></text:span></text:span></text:p>
      <text:p text:style-name="P1"><text:span text:style-name="Default_20_Paragraph_20_Font"><text:span text:style-name="T25">- <text:s text:c="2"/>nach, zufolge <text:s text:c="22"/>Seinem Wunsch gemäß wurde er versetzt. <text:s text:c="196"/></text:span></text:span></text:p>
      <text:p text:style-name="P1"><text:span text:style-name="Default_20_Paragraph_20_Font"><text:span text:style-name="T22">inklusive <text:s text:c="196"/></text:span></text:span></text:p>
      <text:p text:style-name="P1"><text:span text:style-name="Default_20_Paragraph_20_Font"><text:span text:style-name="T22">- <text:s text:c="2"/>einschließlich <text:s text:c="21"/>Das Zimmer kostet 50 Euro inklusive Frühstück. <text:s text:c="196"/></text:span></text:span></text:p>
      <text:p text:style-name="P1"><text:span text:style-name="Default_20_Paragraph_20_Font"><text:span text:style-name="T25">je <text:s text:c="196"/></text:span></text:span></text:p>
      <text:p text:style-name="P1"><text:span text:style-name="Default_20_Paragraph_20_Font"><text:span text:style-name="T25">- <text:s text:c="2"/>für jede einzelne Person oder <text:s text:c="6"/>Der Eisenbahnfahrpreis zweiter Klasse beträgt acht Cent je (angefangenen) Kilometer. <text:s text:c="196"/></text:span></text:span></text:p>
      <text:p text:style-name="P1"><text:span text:style-name="Default_20_Paragraph_20_Font"><text:span text:style-name="T25"><text:s text:c="6"/>Sache, pro <text:s text:c="196"/></text:span></text:span></text:p>
      <text:p text:style-name="P1"><text:span text:style-name="Default_20_Paragraph_20_Font"><text:span text:style-name="T22">laut <text:s text:c="196"/></text:span></text:span></text:p>
      <text:p text:style-name="P1"><text:span text:style-name="Default_20_Paragraph_20_Font"><text:span text:style-name="T22">- <text:s text:c="2"/>dem Wortlaut von etwas gemäß <text:s text:c="7"/>Sie kann laut ärztlichem Gutachten nicht mehr stehend arbeiten. <text:s text:c="196"/></text:span></text:span></text:p>
      <text:p text:style-name="P1"><text:span text:style-name="Default_20_Paragraph_20_Font"><text:span text:style-name="T25">mitsamt <text:s text:c="196"/></text:span></text:span></text:p>
      <text:p text:style-name="P1"><text:span text:style-name="Default_20_Paragraph_20_Font"><text:span text:style-name="T25">- <text:s text:c="2"/>zusammen mit <text:s text:c="23"/>Sie kam mitsamt ihren Kindern. <text:s text:c="196"/></text:span></text:span></text:p>
      <text:p text:style-name="P1"><text:span text:style-name="Default_20_Paragraph_20_Font"><text:span text:style-name="T22">mittels <text:s text:c="196"/></text:span></text:span></text:p>
      <text:p text:style-name="P1"><text:soft-page-break/><text:span text:style-name="Default_20_Paragraph_20_Font"><text:span text:style-name="T22">- <text:s text:c="2"/>mithilfe von <text:s text:c="23"/>Sie öffneten die Kiste mittels eines Brecheisens. <text:s text:c="196"/></text:span></text:span></text:p>
      <text:p text:style-name="P1"><text:span text:style-name="Default_20_Paragraph_20_Font"><text:span text:style-name="T25">nebst <text:s text:c="196"/></text:span></text:span></text:p>
      <text:p text:style-name="P1"><text:span text:style-name="Default_20_Paragraph_20_Font"><text:span text:style-name="T25">- <text:s text:c="2"/>zugleich mit, einschließlich <text:s text:c="7"/>Dieses Haus nebst Garten ist zu verkaufen. <text:s text:c="196"/></text:span></text:span></text:p>
      <text:p text:style-name="P1"><text:span text:style-name="Default_20_Paragraph_20_Font"><text:span text:style-name="T22">per <text:s text:c="196"/></text:span></text:span></text:p>
      <text:p text:style-name="P1"><text:span text:style-name="Default_20_Paragraph_20_Font"><text:span text:style-name="T22">- <text:s text:c="2"/>bezeichnet das Mittel, wodurch <text:s text:c="5"/>Güter per Bahn oder Schiff befördern. <text:s text:c="196"/></text:span></text:span></text:p>
      <text:p text:style-name="P1"><text:span text:style-name="Default_20_Paragraph_20_Font"><text:span text:style-name="T22"><text:s text:c="6"/>etw. befördert, übermittelt wird <text:s text:c="196"/></text:span></text:span></text:p>
      <text:p text:style-name="P1"><text:span text:style-name="Default_20_Paragraph_20_Font"><text:span text:style-name="T22">- <text:s text:c="2"/>drückt die Beschränkung <text:s text:c="12"/>Die Gebühren betragen 6,50 DM per eingeschriebenen Brief. <text:s text:c="196"/></text:span></text:span></text:p>
      <text:p text:style-name="P1"><text:span text:style-name="Default_20_Paragraph_20_Font"><text:span text:style-name="T22"><text:s text:c="6"/>auf jeweils eine Sache aus, pro <text:s text:c="196"/></text:span></text:span></text:p>
      <text:p text:style-name="P1"><text:span text:style-name="Default_20_Paragraph_20_Font"><text:span text:style-name="T25">pro <text:s text:c="196"/></text:span></text:span></text:p>
      <text:p text:style-name="P1"><text:span text:style-name="Default_20_Paragraph_20_Font"><text:span text:style-name="T25">- <text:s text:c="2"/>verweist bei der Aufteilung <text:s text:c="8"/>Pro Person gab es ein Bier. <text:s text:c="196"/></text:span></text:span></text:p>
      <text:p text:style-name="P1"><text:span text:style-name="Default_20_Paragraph_20_Font"><text:span text:style-name="T25"><text:s text:c="6"/>einer Menge auf eine Grundeinheit <text:s text:c="196"/></text:span></text:span></text:p>
      <text:p text:style-name="P1"><text:span text:style-name="Default_20_Paragraph_20_Font"><text:span text:style-name="T22">samt <text:s text:c="196"/></text:span></text:span></text:p>
      <text:p text:style-name="P1"><text:span text:style-name="Default_20_Paragraph_20_Font"><text:span text:style-name="T22">- <text:s text:c="2"/>zusammen mit <text:s text:c="23"/>Er hat das Geld samt (der) Brieftasche verloren. <text:s text:c="196"/></text:span></text:span></text:p>
      <text:p text:style-name="P1"><text:span text:style-name="Default_20_Paragraph_20_Font"><text:span text:style-name="T25">seitens <text:s text:c="196"/></text:span></text:span></text:p>
      <text:p text:style-name="P1"><text:span text:style-name="Default_20_Paragraph_20_Font"><text:span text:style-name="T25">- <text:s text:c="2"/>vonseiten von jemandem oder etwas <text:s text:c="2"/>Unterstützung seitens der Industrie. <text:s text:c="196"/></text:span></text:span></text:p>
      <text:p text:style-name="P1"><text:span text:style-name="Default_20_Paragraph_20_Font"><text:span text:style-name="T22">trotz <text:s text:c="196"/></text:span></text:span></text:p>
      <text:p text:style-name="P1"><text:span text:style-name="Default_20_Paragraph_20_Font"><text:span text:style-name="T22">- <text:s text:c="2"/>ungeachtet, ohne Rücksicht auf <text:s text:c="5"/>Trotz aller Versuche hat er es nicht geschafft. <text:s text:c="196"/></text:span></text:span></text:p>
      <text:p text:style-name="P1"><text:span text:style-name="Default_20_Paragraph_20_Font"><text:span text:style-name="T25">um...willen <text:s text:c="196"/></text:span></text:span></text:p>
      <text:p text:style-name="P1"><text:span text:style-name="Default_20_Paragraph_20_Font"><text:span text:style-name="T25">- <text:s text:c="2"/>jemandem oder einer Sache zuliebe <text:s text:c="2"/>Er arbeitet um der Karriere willen Tag und Nacht. <text:s text:c="196"/></text:span></text:span></text:p>
      <text:p text:style-name="P1"><text:span text:style-name="Default_20_Paragraph_20_Font"><text:span text:style-name="T22">ungeachtet <text:s text:c="196"/></text:span></text:span></text:p>
      <text:p text:style-name="P1"><text:span text:style-name="Default_20_Paragraph_20_Font"><text:span text:style-name="T22">- <text:s text:c="2"/>bezeichnet eine Einräumung, <text:s text:c="8"/>Des schlechten Wetters ungeachtet gingen wir spazieren. <text:s text:c="196"/></text:span></text:span></text:p>
      <text:p text:style-name="P1"><text:span text:style-name="Default_20_Paragraph_20_Font"><text:span text:style-name="T22"><text:s text:c="6"/>ohne Rücksicht auf, trotz <text:s text:c="196"/></text:span></text:span></text:p>
      <text:p text:style-name="P1"><text:span text:style-name="Default_20_Paragraph_20_Font"><text:span text:style-name="T25">vermittels <text:s text:c="196"/></text:span></text:span></text:p>
      <text:p text:style-name="P1"><text:span text:style-name="Default_20_Paragraph_20_Font"><text:span text:style-name="T25">- <text:s text:c="2"/>mittels <text:s text:c="28"/>Vermittels eines Aufnahmebogens wird jeder potentielle Kunde in unserer Datei erfasst. <text:s text:c="196"/></text:span></text:span></text:p>
      <text:p text:style-name="P1"><text:span text:style-name="Default_20_Paragraph_20_Font"><text:span text:style-name="T22">wegen <text:s text:c="196"/></text:span></text:span></text:p>
      <text:p text:style-name="P1"><text:span text:style-name="Default_20_Paragraph_20_Font"><text:span text:style-name="T22">- <text:s text:c="2"/>drückt einen Bezug aus <text:s text:c="13"/>Wegen dieser Angelegenheit müssen Sie sich an den Leiter wenden. <text:s text:c="196"/></text:span></text:span></text:p>
      <text:p text:style-name="P1"><text:span text:style-name="Default_20_Paragraph_20_Font"><text:span text:style-name="T25">wider <text:s text:c="196"/></text:span></text:span></text:p>
      <text:p text:style-name="P1"><text:span text:style-name="Default_20_Paragraph_20_Font"><text:span text:style-name="T25">- <text:s text:c="2"/>bezeichnet ein absichtliches <text:s text:c="7"/>Er handelt wider das Gesetz. <text:s text:c="196"/></text:span></text:span></text:p>
      <text:p text:style-name="P1"><text:span text:style-name="Default_20_Paragraph_20_Font"><text:span text:style-name="T25"><text:s text:c="6"/>Entgegenwirken <text:s text:c="196"/></text:span></text:span></text:p>
      <text:p text:style-name="P1"><text:span text:style-name="Default_20_Paragraph_20_Font"><text:span text:style-name="T22">zufolge <text:s text:c="196"/></text:span></text:span></text:p>
      <text:p text:style-name="P1"><text:span text:style-name="Default_20_Paragraph_20_Font"><text:span text:style-name="T22">- <text:s text:c="2"/>nach, gemäß, laut <text:s text:c="18"/>Einem Gerücht zufolge will er heiraten. <text:s text:c="196"/></text:span></text:span></text:p>
      <text:p text:style-name="P1"><text:span text:style-name="Default_20_Paragraph_20_Font"><text:span text:style-name="T25">zugunsten <text:s text:c="196"/></text:span></text:span></text:p>
      <text:p text:style-name="P1"><text:span text:style-name="Default_20_Paragraph_20_Font"><text:span text:style-name="T25">- <text:s text:c="2"/>zu jemandes / einer Sache Gunsten, <text:s/>Eine Sammlung zugunsten der Erdbebenopfer. <text:s text:c="196"/></text:span></text:span></text:p>
      <text:p text:style-name="P1"><text:span text:style-name="Default_20_Paragraph_20_Font"><text:span text:style-name="T25"><text:s text:c="6"/>Vorteil <text:s text:c="196"/></text:span></text:span></text:p>
      <text:p text:style-name="P1"><text:span text:style-name="Default_20_Paragraph_20_Font"><text:span text:style-name="T22">zuliebe <text:s text:c="196"/></text:span></text:span></text:p>
      <text:p text:style-name="P1"><text:span text:style-name="Default_20_Paragraph_20_Font"><text:span text:style-name="T22">- <text:s text:c="2"/>um jemandem einen Gefallen zu tun <text:s text:c="2"/>Tu es deiner Mutter zuliebe! <text:s text:c="196"/></text:span></text:span></text:p>
      <text:p text:style-name="P1"><text:span text:style-name="Default_20_Paragraph_20_Font"><text:span text:style-name="T25">zuzüglich <text:s text:c="196"/></text:span></text:span></text:p>
      <text:p text:style-name="P1"><text:span text:style-name="Default_20_Paragraph_20_Font"><text:span text:style-name="T25">- <text:s text:c="2"/>hinzukommend, hinzuzurechnen <text:s text:c="7"/>Der Preis zuzüglich Porto beträgt zehn Euro. <text:s text:c="196"/></text:span></text:span></text:p>
      <text:p text:style-name="P1"><text:span text:style-name="Default_20_Paragraph_20_Font"><text:span text:style-name="T22"><text:s text:c="197"/></text:span></text:span></text:p>
      <text:p text:style-name="P1"><text:span text:style-name="Default_20_Paragraph_20_Font"><text:span text:style-name="T24">Lokal <text:s text:c="196"/></text:span></text:span></text:p>
      <text:p text:style-name="P1"><text:span text:style-name="Default_20_Paragraph_20_Font"><text:span text:style-name="T25">abseits <text:s text:c="196"/></text:span></text:span></text:p>
      <text:p text:style-name="P1"><text:span text:style-name="Default_20_Paragraph_20_Font"><text:span text:style-name="T25">- <text:s text:c="2"/>(ein wenig) entfernt von etwas <text:s text:c="5"/>Wandern abseits der Wege. <text:s text:c="196"/></text:span></text:span></text:p>
      <text:p text:style-name="P1"><text:span text:style-name="Default_20_Paragraph_20_Font"><text:span text:style-name="T25">- <text:s text:c="2"/>auch im übertragenen Sinne <text:s text:c="9"/>Urlaub in Griechenland abseits des Massentourismus. <text:s text:c="196"/></text:span></text:span></text:p>
      <text:p text:style-name="P1"><text:span text:style-name="Default_20_Paragraph_20_Font"><text:span text:style-name="T22">außerhalb <text:s text:c="196"/></text:span></text:span></text:p>
      <text:p text:style-name="P1"><text:span text:style-name="Default_20_Paragraph_20_Font"><text:span text:style-name="T22">- <text:s text:c="2"/>nicht in einem bestimmten, <text:s text:c="9"/>Warum habe ich einen schwachen Internetempfang außerhalb des Hauses? <text:s text:c="196"/></text:span></text:span></text:p>
      <text:p text:style-name="P1"><text:span text:style-name="Default_20_Paragraph_20_Font"><text:span text:style-name="T22"><text:s text:c="6"/>umgrenzten Raum <text:s text:c="196"/></text:span></text:span></text:p>
      <text:p text:style-name="P1"><text:span text:style-name="Default_20_Paragraph_20_Font"><text:span text:style-name="T25">diesseits <text:s text:c="196"/></text:span></text:span></text:p>
      <text:p text:style-name="P1"><text:span text:style-name="Default_20_Paragraph_20_Font"><text:span text:style-name="T25">- <text:s text:c="2"/>auf dieser Seite <text:s text:c="19"/>Diesseits der Alpen liegt kein Schnee mehr. <text:s text:c="196"/></text:span></text:span></text:p>
      <text:p text:style-name="P1"><text:span text:style-name="Default_20_Paragraph_20_Font"><text:span text:style-name="T22">entlang <text:s text:c="196"/></text:span></text:span></text:p>
      <text:p text:style-name="P1"><text:span text:style-name="Default_20_Paragraph_20_Font"><text:span text:style-name="T22">- <text:s text:c="2"/>bezeichnet eine Bewegung <text:s text:c="11"/>Sie hatten das Auto abgestellt und gingen das Ufer entlang zu Fuß. <text:s text:c="196"/></text:span></text:span></text:p>
      <text:p text:style-name="P1"><text:span text:style-name="Default_20_Paragraph_20_Font"><text:span text:style-name="T22"><text:s text:c="6"/>in der Längsrichtung von etwas <text:s text:c="196"/></text:span></text:span></text:p>
      <text:p text:style-name="P1"><text:span text:style-name="Default_20_Paragraph_20_Font"><text:span text:style-name="T25">fern <text:s text:c="196"/></text:span></text:span></text:p>
      <text:p text:style-name="P1"><text:span text:style-name="Default_20_Paragraph_20_Font"><text:span text:style-name="T25">- <text:s text:c="2"/>weit entfernt von <text:s text:c="18"/>Fern allem Trubel leben. <text:s text:c="196"/></text:span></text:span></text:p>
      <text:p text:style-name="P1"><text:span text:style-name="Default_20_Paragraph_20_Font"><text:span text:style-name="T22">inmitten <text:s text:c="196"/></text:span></text:span></text:p>
      <text:p text:style-name="P1"><text:span text:style-name="Default_20_Paragraph_20_Font"><text:span text:style-name="T22">- <text:s text:c="2"/>mitten in, in der Mitte von <text:s text:c="8"/>Inmitten der Felder erhebt sich ein kleiner Hügel. <text:s text:c="196"/></text:span></text:span></text:p>
      <text:p text:style-name="P1"><text:span text:style-name="Default_20_Paragraph_20_Font"><text:span text:style-name="T25">innerhalb <text:s text:c="196"/></text:span></text:span></text:p>
      <text:p text:style-name="P1"><text:span text:style-name="Default_20_Paragraph_20_Font"><text:span text:style-name="T25">- <text:s text:c="2"/>in einem bestimmten umgrenzten Raum <text:s text:c="8"/>Innerhalb des Hauses darf man keine Haustiere halten. <text:s text:c="196"/></text:span></text:span></text:p>
      <text:p text:style-name="P1"><text:span text:style-name="Default_20_Paragraph_20_Font"><text:span text:style-name="T22">jenseits <text:s text:c="196"/></text:span></text:span></text:p>
      <text:p text:style-name="P1"><text:span text:style-name="Default_20_Paragraph_20_Font"><text:span text:style-name="T22">- <text:s text:c="2"/>auf der gegenüberliegenden, anderen Seite <text:s text:c="2"/>Der Turm stand jenseits der Grenze. <text:s text:c="196"/></text:span></text:span></text:p>
      <text:p text:style-name="P1"><text:span text:style-name="Default_20_Paragraph_20_Font"><text:span text:style-name="T25">nahe <text:s text:c="196"/></text:span></text:span></text:p>
      <text:p text:style-name="P1"><text:span text:style-name="Default_20_Paragraph_20_Font"><text:span text:style-name="T25">- <text:s text:c="2"/>in der Nähe von <text:s text:c="20"/>Das Theater liegt nahe dem Rathaus. <text:s text:c="196"/></text:span></text:span></text:p>
      <text:p text:style-name="P1"><text:span text:style-name="Default_20_Paragraph_20_Font"><text:span text:style-name="T22">oberhalb <text:s text:c="196"/></text:span></text:span></text:p>
      <text:p text:style-name="P1"><text:span text:style-name="Default_20_Paragraph_20_Font"><text:span text:style-name="T22">- <text:s text:c="2"/>höher als etwas gelegen, über <text:s text:c="6"/>Oberhalb des Dorfes lag ein Wald. <text:s text:c="196"/></text:span></text:span></text:p>
      <text:p text:style-name="P1"><text:span text:style-name="Default_20_Paragraph_20_Font"><text:span text:style-name="T25">seitlich <text:s text:c="196"/></text:span></text:span></text:p>
      <text:p text:style-name="P1"><text:span text:style-name="Default_20_Paragraph_20_Font"><text:span text:style-name="T25">- <text:s text:c="2"/>an der Seite <text:s text:c="23"/>Das Auto stand seitlich des Hauses. <text:s text:c="196"/></text:span></text:span></text:p>
      <text:p text:style-name="P1"><text:span text:style-name="Default_20_Paragraph_20_Font"><text:span text:style-name="T22">unfern <text:s text:c="196"/></text:span></text:span></text:p>
      <text:p text:style-name="P1"><text:span text:style-name="Default_20_Paragraph_20_Font"><text:span text:style-name="T22">- <text:s text:c="2"/>nahe, unweit <text:s text:c="23"/>Das Haus befindet sich unfern der Brücke. <text:s text:c="196"/></text:span></text:span></text:p>
      <text:p text:style-name="P1"><text:span text:style-name="Default_20_Paragraph_20_Font"><text:span text:style-name="T25">unterhalb <text:s text:c="196"/></text:span></text:span></text:p>
      <text:p text:style-name="P1"><text:span text:style-name="Default_20_Paragraph_20_Font"><text:span text:style-name="T25">- <text:s text:c="2"/>in tieferer Lage unter etwas befindlich <text:s text:c="4"/>Er hatte sich unterhalb des Knies verletzt. <text:s text:c="196"/></text:span></text:span></text:p>
      <text:p text:style-name="P1"><text:span text:style-name="Default_20_Paragraph_20_Font"><text:span text:style-name="T22">unweit <text:s text:c="196"/></text:span></text:span></text:p>
      <text:p text:style-name="P1"><text:span text:style-name="Default_20_Paragraph_20_Font"><text:span text:style-name="T22">- <text:s text:c="2"/>nicht weit entfernt von <text:s text:c="20"/>Das Haus liegt unweit des Flusses. <text:s text:c="196"/></text:span></text:span></text:p>
      <text:p text:style-name="P1"><text:span text:style-name="Default_20_Paragraph_20_Font"><text:span text:style-name="T25">vis-a-vis <text:s text:c="196"/></text:span></text:span></text:p>
      <text:p text:style-name="P1"><text:span text:style-name="Default_20_Paragraph_20_Font"><text:span text:style-name="T25">- <text:s text:c="2"/>gegenüber <text:s text:c="26"/>Das Hotel steht dem Bahnhof schräg vis-a-vis. <text:s text:c="196"/></text:span></text:span></text:p>
      <text:p text:style-name="P1"><text:span text:style-name="Default_20_Paragraph_20_Font"><text:span text:style-name="T22"><text:s text:c="197"/></text:span></text:span></text:p>
      <text:p text:style-name="P1"><text:span text:style-name="Default_20_Paragraph_20_Font"><text:span text:style-name="T23">final <text:s text:c="196"/></text:span></text:span></text:p>
      <text:p text:style-name="P1"><text:span text:style-name="Default_20_Paragraph_20_Font"><text:span text:style-name="T22">wegen <text:s text:c="196"/></text:span></text:span></text:p>
      <text:p text:style-name="P1"><text:span text:style-name="Default_20_Paragraph_20_Font"><text:span text:style-name="T22">- <text:s text:c="2"/>bezeichnet den Zweck, das Ziel <text:s text:c="5"/>Er hat es nur wegen des Geldes getan. <text:s text:c="196"/></text:span></text:span></text:p>
      <text:p text:style-name="P1"><text:span text:style-name="Default_20_Paragraph_20_Font"><text:span text:style-name="T25">zwecks <text:s text:c="196"/></text:span></text:span></text:p>
      <text:p text:style-name="P1"><text:span text:style-name="Default_20_Paragraph_20_Font"><text:span text:style-name="T25">- <text:s text:c="2"/>mit dem Zweck, zum Zwecke <text:s text:c="10"/>Ich habe zwecks Akne jetzt ein neues Medikament bekommen. <text:s text:c="196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46in" fo:margin-bottom="0.7839in" fo:margin-left="0.4465in" fo:margin-right="0.404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yulian</meta:initial-creator>
    <meta:creation-date>2019-11-04T20:44:00Z</meta:creation-date>
    <dc:date>2019-11-30T22:11:31.533000000</dc:date>
    <meta:editing-cycles>21</meta:editing-cycles>
    <meta:editing-duration>PT57M54S</meta:editing-duration>
    <meta:document-statistic meta:table-count="0" meta:image-count="0" meta:object-count="0" meta:page-count="2" meta:paragraph-count="157" meta:word-count="927" meta:character-count="37923" meta:non-whitespace-character-count="5071"/>
    <meta:template xlink:type="simple" xlink:actuate="onRequest" xlink:title="" xlink:href="Normal.dotm"/>
  </office:meta>
</office:document-meta>
</file>